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4pt" fo:font-weight="bold" officeooo:rsid="001e8ed7" officeooo:paragraph-rsid="001e8ed7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e8ed7" officeooo:paragraph-rsid="001e8ed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4pt" fo:font-weight="bold" officeooo:rsid="0022672b" officeooo:paragraph-rsid="0022672b" style:font-size-asian="14pt" style:font-weight-asian="bold" style:font-size-complex="14pt" style:font-weight-complex="bold"/>
    </style:style>
    <style:style style:name="P4" style:family="paragraph" style:parent-style-name="Standard" style:list-style-name="L2">
      <style:paragraph-properties fo:text-align="justify" style:justify-single-word="false"/>
      <style:text-properties fo:font-size="14pt" fo:font-weight="normal" officeooo:rsid="001e8ed7" officeooo:paragraph-rsid="001e8ed7" style:font-size-asian="14pt" style:font-weight-asian="normal" style:font-size-complex="14pt" style:font-weight-complex="normal"/>
    </style:style>
    <style:style style:name="P5" style:family="paragraph" style:parent-style-name="Standard" style:list-style-name="L2">
      <style:paragraph-properties fo:text-align="justify" style:justify-single-word="false"/>
      <style:text-properties fo:font-size="14pt" fo:font-weight="normal" officeooo:rsid="00204bd3" officeooo:paragraph-rsid="00204bd3" style:font-size-asian="14pt" style:font-weight-asian="normal" style:font-size-complex="14pt" style:font-weight-complex="normal"/>
    </style:style>
    <style:style style:name="P6" style:family="paragraph" style:parent-style-name="Standard" style:list-style-name="L2">
      <style:paragraph-properties fo:text-align="justify" style:justify-single-word="false"/>
      <style:text-properties fo:font-size="14pt" fo:font-weight="normal" officeooo:rsid="00221d92" officeooo:paragraph-rsid="00221d92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font-weight="normal" officeooo:rsid="00221d92" officeooo:paragraph-rsid="00221d92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Группа: <text:span text:style-name="T1">ИУ5-31</text:span></text:p>
      <text:p text:style-name="P1">Студент: <text:span text:style-name="T1">Белоусов Евгений</text:span></text:p>
      <text:p text:style-name="P2">Ограничения предметной области </text:p>
      <text:p text:style-name="P2">АИС диспетчера железнодорожного вокзала</text:p>
      <text:list xml:id="list7525590164905958756" text:style-name="L2">
        <text:list-item>
          <text:p text:style-name="P4">У одного пассажира может быть много билетов.</text:p>
        </text:list-item>
        <text:list-item>
          <text:p text:style-name="P4">Один билет действует только на одного пассажира.</text:p>
        </text:list-item>
        <text:list-item>
          <text:p text:style-name="P4">На станции может работать несколько сотрудников.</text:p>
        </text:list-item>
        <text:list-item>
          <text:p text:style-name="P4">Один сотрудник может работать на одной станции.</text:p>
        </text:list-item>
        <text:list-item>
          <text:p text:style-name="P4">В одном поезде может быть только один машинист.</text:p>
        </text:list-item>
        <text:list-item>
          <text:p text:style-name="P4">Один машинист может управлять несколькими поездами.</text:p>
        </text:list-item>
        <text:list-item>
          <text:p text:style-name="P4">В одном вагоне может быть только один проводник.</text:p>
        </text:list-item>
        <text:list-item>
          <text:p text:style-name="P4">Один проводник может быть в нескольких вагонах.</text:p>
        </text:list-item>
        <text:list-item>
          <text:p text:style-name="P4">Один поезд перевозит несколько вагонов.</text:p>
        </text:list-item>
        <text:list-item>
          <text:p text:style-name="P5">Один поезд имеет много строк в расписании.</text:p>
        </text:list-item>
        <text:list-item>
          <text:p text:style-name="P5">Одна строка в расписании содержит один поезд.</text:p>
        </text:list-item>
        <text:list-item>
          <text:p text:style-name="P5">На один поезд распространяется множество билетов.</text:p>
        </text:list-item>
        <text:list-item>
          <text:p text:style-name="P5">Один билет действует на один поезд.</text:p>
        </text:list-item>
        <text:list-item>
          <text:p text:style-name="P5">Один билет действует на один вагон.</text:p>
        </text:list-item>
        <text:list-item>
          <text:p text:style-name="P5">На один вагон распространяется множество билетов.</text:p>
        </text:list-item>
        <text:list-item>
          <text:p text:style-name="P6">Одна строка в расписании содержит одну станцию.</text:p>
        </text:list-item>
        <text:list-item>
          <text:p text:style-name="P6">Одна станция упоминается во множестве строк расписания.</text:p>
        </text:list-item>
        <text:list-item>
          <text:p text:style-name="P6">В одном билете присутствуют одно время отправления, станция отправления, время прибытия, станция прибытия.</text:p>
        </text:list-item>
        <text:list-item>
          <text:p text:style-name="P6">Одно время отправления, станция отправления, время прибытия, станция прибытия могут быть указаны во множестве билетов.</text:p>
        </text:list-item>
      </text:list>
      <text:p text:style-name="P7"/>
      <text:p text:style-name="P3">Дата:<text:span text:style-name="T1"> 23.09.2018<text:tab/><text:tab/></text:span>Подпись: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21:24:11.306781599</meta:creation-date>
    <dc:date>2018-09-24T21:43:23.132111664</dc:date>
    <meta:editing-duration>PT8M4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175" meta:character-count="1196" meta:non-whitespace-character-count="1062"/>
  </office:meta>
</office:document-meta>
</file>